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Purdue Fort Wayne (11-16 (3-8))</text:p>
          </table:table-cell>
          <table:table-cell office:value-type="string">
            <text:p>29</text:p>
          </table:table-cell>
          <table:table-cell office:value-type="string">
            <text:p>25</text:p>
          </table:table-cell>
          <table:table-cell office:value-type="string">
            <text:p>16</text:p>
          </table:table-cell>
          <table:table-cell office:value-type="string">
            <text:p>2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Omaha (9-14 (6-4))</text:p>
          </table:table-cell>
          <table:table-cell office:value-type="string">
            <text:p>27</text:p>
          </table:table-cell>
          <table:table-cell office:value-type="string">
            <text:p>27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7</text:p>
          </table:table-cell>
          <table:table-cell office:value-type="string">
            <text:p>48</text:p>
          </table:table-cell>
          <table:table-cell office:value-type="string">
            <text:p>.146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9</text:p>
          </table:table-cell>
          <table:table-cell office:value-type="string">
            <text:p>42</text:p>
          </table:table-cell>
          <table:table-cell office:value-type="string">
            <text:p>.09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38</text:p>
          </table:table-cell>
          <table:table-cell office:value-type="string">
            <text:p>.132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4</text:p>
          </table:table-cell>
          <table:table-cell office:value-type="string">
            <text:p>44</text:p>
          </table:table-cell>
          <table:table-cell office:value-type="string">
            <text:p>.205</text:p>
          </table:table-cell>
        </table:table-row>
        <table:table-row>
          <table:table-cell office:value-type="string">
            <text:p>Omah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11</text:p>
          </table:table-cell>
          <table:table-cell office:value-type="string">
            <text:p>59</text:p>
          </table:table-cell>
          <table:table-cell office:value-type="string">
            <text:p>.051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6</text:p>
          </table:table-cell>
          <table:table-cell office:value-type="string">
            <text:p>42</text:p>
          </table:table-cell>
          <table:table-cell office:value-type="string">
            <text:p>.167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6</text:p>
          </table:table-cell>
          <table:table-cell office:value-type="string">
            <text:p>4</text:p>
          </table:table-cell>
          <table:table-cell office:value-type="string">
            <text:p>37</text:p>
          </table:table-cell>
          <table:table-cell office:value-type="string">
            <text:p>.324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6</text:p>
          </table:table-cell>
          <table:table-cell office:value-type="string">
            <text:p>40</text:p>
          </table:table-cell>
          <table:table-cell office:value-type="string">
            <text:p>.225</text:p>
          </table:table-cell>
        </table:table-row>
      </table:table>
      <table:table table:name="Sheet 2"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Madison Jaqua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-.500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Julia Wayer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Elizabeth Britner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Victoria Mills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2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Je'Bria Gree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Natalie Seiler 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office:value-type="string">
            <text:p>23</text:p>
          </table:table-cell>
          <table:table-cell office:value-type="string">
            <text:p>.13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izabeth Fuerst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27</text:p>
          </table:table-cell>
          <table:table-cell office:value-type="string">
            <text:p>.18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atie Crowe 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5</text:p>
          </table:table-cell>
          <table:table-cell office:value-type="string">
            <text:p>37</text:p>
          </table:table-cell>
          <table:table-cell office:value-type="string">
            <text:p>.18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.5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Lauren Hoffman 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27</text:p>
          </table:table-cell>
          <table:table-cell office:value-type="string">
            <text:p>.14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Nicole Rightnowar 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42</text:p>
          </table:table-cell>
          <table:table-cell office:value-type="string">
            <text:p>.19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4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Sydney Boerst 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1</text:p>
          </table:table-cell>
          <table:table-cell office:value-type="string">
            <text:p>26</text:p>
          </table:table-cell>
          <table:table-cell office:value-type="string">
            <text:p>172</text:p>
          </table:table-cell>
          <table:table-cell office:value-type="string">
            <text:p>.145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7</text:p>
          </table:table-cell>
          <table:table-cell office:value-type="string">
            <text:p>84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62.0</text:p>
          </table:table-cell>
        </table:table-row>
      </table:table>
      <table:table table:name="Sheet 3">
        <table:table-row>
          <table:table-cell office:value-type="string">
            <text:p>Omah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ydney O'Shaughnessy 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.250</text:p>
          </table:table-cell>
          <table:table-cell office:value-type="string">
            <text:p>47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Abby Bergsten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-.14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Chloe Dousette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3</text:p>
          </table:table-cell>
          <table:table-cell office:value-type="string">
            <text:p>29</text:p>
          </table:table-cell>
          <table:table-cell office:value-type="string">
            <text:p>.27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Bella Sade 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18</text:p>
          </table:table-cell>
          <table:table-cell office:value-type="string">
            <text:p>.27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4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Mountjoy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Gessica Gdowski 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19</text:p>
          </table:table-cell>
          <table:table-cell office:value-type="string">
            <text:p>.05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Anna Blaschko 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21</text:p>
          </table:table-cell>
          <table:table-cell office:value-type="string">
            <text:p>.19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manda Conlin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.38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3.5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Mackenzie Horkey 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7</text:p>
          </table:table-cell>
          <table:table-cell office:value-type="string">
            <text:p>45</text:p>
          </table:table-cell>
          <table:table-cell office:value-type="string">
            <text:p>.044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Meagen Roth 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.4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8</text:p>
          </table:table-cell>
          <table:table-cell office:value-type="string">
            <text:p>27</text:p>
          </table:table-cell>
          <table:table-cell office:value-type="string">
            <text:p>178</text:p>
          </table:table-cell>
          <table:table-cell office:value-type="string">
            <text:p>.174</text:p>
          </table:table-cell>
          <table:table-cell office:value-type="string">
            <text:p>53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83</text:p>
          </table:table-cell>
          <table:table-cell office:value-type="string">
            <text:p>3</text:p>
          </table:table-cell>
          <table:table-cell office:value-type="string">
            <text:p>24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80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